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90b8e" officeooo:paragraph-rsid="00090b8e" style:font-size-asian="12pt" style:font-size-complex="12pt"/>
    </style:style>
    <style:style style:name="P3" style:family="paragraph" style:parent-style-name="Text_20_body">
      <style:text-properties officeooo:paragraph-rsid="00090b8e"/>
    </style:style>
    <style:style style:name="P4" style:family="paragraph" style:parent-style-name="Text_20_body">
      <style:text-properties style:font-name="Liberation Serif" fo:font-size="12pt" officeooo:rsid="00090b8e" officeooo:paragraph-rsid="00090b8e" style:font-size-asian="12pt" style:font-size-complex="12pt"/>
    </style:style>
    <style:style style:name="P5" style:family="paragraph" style:parent-style-name="Text_20_body">
      <style:text-properties style:font-name="Liberation Serif" fo:font-size="12pt" officeooo:paragraph-rsid="00090b8e" style:font-size-asian="12pt" style:font-size-complex="12pt"/>
    </style:style>
    <style:style style:name="P6" style:family="paragraph" style:parent-style-name="Text_20_body">
      <style:text-properties officeooo:paragraph-rsid="0009df3f"/>
    </style:style>
    <style:style style:name="P7" style:family="paragraph" style:parent-style-name="Text_20_body" style:list-style-name="L1">
      <style:text-properties style:font-name="Liberation Serif" fo:font-size="12pt" style:font-size-asian="12pt" style:font-size-complex="12pt"/>
    </style:style>
    <style:style style:name="P8" style:family="paragraph" style:parent-style-name="Text_20_body">
      <style:text-properties style:font-name="sans-serif" fo:font-size="12.75pt" officeooo:rsid="0009df3f" officeooo:paragraph-rsid="0009df3f"/>
    </style:style>
    <style:style style:name="P9" style:family="paragraph" style:parent-style-name="Text_20_body" style:list-style-name="L1">
      <style:paragraph-properties fo:margin-top="0cm" fo:margin-bottom="0cm" style:contextual-spacing="false"/>
      <style:text-properties style:font-name="Liberation Serif" fo:font-size="12pt" style:font-size-asian="12pt" style:font-size-complex="12pt"/>
    </style:style>
    <style:style style:name="P10" style:family="paragraph" style:parent-style-name="Text_20_body" style:list-style-name="L1">
      <style:paragraph-properties fo:margin-top="0cm" fo:margin-bottom="0cm" style:contextual-spacing="false"/>
    </style:style>
    <style:style style:name="T1" style:family="text">
      <style:text-properties style:font-name="sans-serif" fo:font-size="12.75pt"/>
    </style:style>
    <style:style style:name="T2" style:family="text">
      <style:text-properties style:font-name="sans-serif" fo:font-size="12.75pt" officeooo:rsid="0009df3f"/>
    </style:style>
    <style:style style:name="T3" style:family="text">
      <style:text-properties officeooo:rsid="00090b8e"/>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090b8e" style:font-size-asian="12pt" style:font-size-complex="12pt"/>
    </style:style>
    <style:style style:name="T6" style:family="text">
      <style:text-properties style:font-name="Liberation Serif" fo:font-size="12pt" officeooo:rsid="0009df3f" style:font-size-asian="12pt" style:font-size-complex="12p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officeooo:rsid="0009df3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1. </text:span>Was versteht man unter den 4 P im Marketing. Geben Sie jeweils ein Beispiel.</text:p>
      <text:p text:style-name="P2"/>
      <text:p text:style-name="P4">Product, Price, Place, Promotion</text:p>
      <text:p text:style-name="P4"/>
      <text:p text:style-name="P5"><text:span text:style-name="T3">2. </text:span>Erläutern Sie den Marketing-Mix für ein Ihnen bekanntes/markantes Produkt. </text:p>
      <text:p text:style-name="P3"><text:span text:style-name="T5">Marketingmix: </text:span><text:span text:style-name="T4">Das richtige </text:span><text:span text:style-name="Strong_20_Emphasis"><text:span text:style-name="T4">Produkt</text:span></text:span><text:span text:style-name="T4"> muss zum richtigen </text:span><text:span text:style-name="Strong_20_Emphasis"><text:span text:style-name="T4">Preis</text:span></text:span><text:span text:style-name="T4"> über den passenden </text:span><text:span text:style-name="Strong_20_Emphasis"><text:span text:style-name="T4">Distributionskanal</text:span></text:span><text:span text:style-name="T4"> mit der wirksamsten </text:span><text:span text:style-name="Strong_20_Emphasis"><text:span text:style-name="T4">Kommunikation</text:span></text:span><text:span text:style-name="T4"> zur richtigen Zeit im Markt platziert und angeboten werden. </text:span></text:p>
      <text:p text:style-name="P4">Beispiel: Coca Cola Life (grün) verwendet (angeblich) organische Äpfel (teuer)</text:p>
      <text:p text:style-name="P4">3. BWL-Begriffe/Definitionen: Recherchieren Sie im Glossar des Lehrbuchsfolgende Begriffe:</text:p>
      <text:p text:style-name="P4"><text:span text:style-name="T8">Finanzwirtschaft</text:span>: Gesamtheit der Maßnahmen zum Ausgleich der Zahlungsströme, die in ein Unternehmen hinein- und aus dem Unternehmen herausfließen. Bei der Steuerung der betrieblichen Zahlungsströme sind zwei Hauptaufgaben zu lösen: die langfristige Gestaltung der Kapitalstruktur und die kurzfristige Feinabstimmung der Zahlungsströme mit dem Ziel der Aufrechterhaltung der Zahlungsfähigkeit. </text:p>
      <text:p text:style-name="P4"><text:span text:style-name="T8">Selbstfinanzierung</text:span>: Form der Eigen- und Innenfinanzierung, bei der Gewinne im Unternehmen gelassen werden.</text:p>
      <text:p text:style-name="P4"><text:span text:style-name="T8">Kapital</text:span>: Summe der bewerteten Verpflichtungen gegenüber Eigentümern und Gläubi-gern einer Unternehmung zu einem Zeitpunkt.</text:p>
      <text:p text:style-name="P4"><text:span text:style-name="T8">Anlagevermögen</text:span>: Das Anlagevermögen umfasst die Wirtschaftsgüter, die auf Dauer in der Unternehmung bleiben. Es wird auf der Aktivseite der Bilanz ausgewiesen und umfasst Sachanlagen (Grundstücke, Gebäude, Maschinen usw.), Finanzanlagen (z. B. Beteiligungen) und immaterielle Vermögensgegenstände (Patente, Konzessionen, Lizenzen). </text:p>
      <text:p text:style-name="P4"><text:span text:style-name="T8">Umlaufvermögen</text:span>: Das Umlaufvermögen umfasst die Wirtschaftsgüter, die in ihrer ursprünglichen Form die Unternehmung nach kurzem Verbleib wieder verlassen. Es wird auf der Aktivseite der Bilanz ausgewiesen und umfasst Vorräte, Forderungen, Wertpapiere und liquide Mittel. </text:p>
      <text:p text:style-name="P4"/>
      <text:p text:style-name="P4">4. Erläutern Sie in eigenen Worten was man unter EK versteht. Aus welchen Bestandteilen besteht das EK?</text:p>
      <text:p text:style-name="P4">Kommt das Kapital von Eigentümern der Unternehmung, spricht man von Eigenkapital bzw. von Eigenfinanzierung.</text:p>
      <text:p text:style-name="P2">Das Eigenkapital umfasst den Saldo zwischen Vermögen und Schulden. Es gliedert sich nach § 266 Abs. 3 HGB in folgende Unterposten auf: </text:p>
      <text:list xml:id="list507025969" text:style-name="L1">
        <text:list-item>
          <text:p text:style-name="P9">Gezeichnetes Kapital </text:p>
        </text:list-item>
        <text:list-item>
          <text:p text:style-name="P10"><text:a xlink:type="simple" xlink:href="https://www.rechnungswesen-portal.de/Fachinfo/Eigenkapital/Ruecklagen.html" office:target-frame-name="_self" xlink:show="replace" text:style-name="Internet_20_link" text:visited-style-name="Visited_20_Internet_20_Link"><text:span text:style-name="T4">Rücklagen</text:span></text:a><text:span text:style-name="T4"> (Kapital- und Gewinnrücklagen) </text:span></text:p>
        </text:list-item>
        <text:list-item>
          <text:p text:style-name="P7">Gewinnvortrag/ Verlustvortrag und Jahresüberschuss/ Jahresfehlbetrag </text:p>
        </text:list-item>
      </text:list>
      <text:p text:style-name="P4"/>
      <text:p text:style-name="P4"/>
      <text:p text:style-name="P4"/>
      <text:p text:style-name="P6"><text:soft-page-break/><text:span text:style-name="T6">5. </text:span><text:span text:style-name="T1">Erläutern Sie in eigenen Worten was man unter FK versteht?</text:span></text:p>
      <text:p text:style-name="P6"><text:span text:style-name="T7">Fremdkapital</text:span> ist in der Betriebswirtschaftslehre Kapital, das einer juristischen Person (Unternehmen oder <text:span text:style-name="T9">Unternehmen</text:span>) von ihren Gläubigern befristet und rückzahlbar zur Verfügung gestellt wird oder aus der Innenfinanzierung stammt (Rückstellungen).</text:p>
      <text:p text:style-name="P6"/>
      <text:p text:style-name="P6"><text:span text:style-name="T2">6. </text:span><text:span text:style-name="T1">Recherchieren Sie das notwendige Eigenkapital für die Gründung einer GmbH und einer AG.</text:span></text:p>
      <text:p text:style-name="P8">AG: 50.000 €</text:p>
      <text:p text:style-name="P8">GMBH: 25.000 €</text:p>
      <text:p text:style-name="P8"/>
      <text:p text:style-name="P8"/>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18:30:13.827000000</meta:creation-date>
    <dc:date>2021-02-01T18:49:09.192000000</dc:date>
    <meta:editing-duration>PT7M54S</meta:editing-duration>
    <meta:editing-cycles>1</meta:editing-cycles>
    <meta:generator>LibreOffice/7.0.4.2$Windows_X86_64 LibreOffice_project/dcf040e67528d9187c66b2379df5ea4407429775</meta:generator>
    <meta:document-statistic meta:table-count="0" meta:image-count="0" meta:object-count="0" meta:page-count="2" meta:paragraph-count="22" meta:word-count="346" meta:character-count="2680" meta:non-whitespace-character-count="2350"/>
  </office:meta>
</office:document-meta>
</file>